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type_code</text:p>
          </table:table-cell>
          <table:table-cell office:value-type="string" calcext:value-type="string">
            <text:p>item_type_name_en</text:p>
          </table:table-cell>
          <table:table-cell office:value-type="string" calcext:value-type="string">
            <text:p>item_type_name_ja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tem-mach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マシン</text:p>
          </table:table-cell>
        </table:table-row>
        <table:table-row table:style-name="ro1">
          <table:table-cell office:value-type="string" calcext:value-type="string">
            <text:p>item-fos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カセ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08:33.300923718</meta:creation-date>
    <dc:date>2024-11-26T21:24:41.246338017</dc:date>
    <meta:editing-duration>PT3M37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